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1.1472in" style:rel-column-width="1652*"/>
    </style:style>
    <style:style style:name="Table1.C" style:family="table-column">
      <style:table-column-properties style:column-width="1.3854in" style:rel-column-width="1995*"/>
    </style:style>
    <style:style style:name="Table1.D" style:family="table-column">
      <style:table-column-properties style:column-width="1.3847in" style:rel-column-width="19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16ec92" officeooo:paragraph-rsid="0016ec92"/>
    </style:style>
    <style:style style:name="P2" style:family="paragraph" style:parent-style-name="Standard">
      <style:text-properties fo:font-size="8pt" fo:language="ru" fo:country="RU" officeooo:rsid="0016ec92" officeooo:paragraph-rsid="0016ec92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fo:language="ru" fo:country="RU" officeooo:rsid="0016ec92" officeooo:paragraph-rsid="0017f22f" style:font-size-asian="8pt" style:font-size-complex="8pt"/>
    </style:style>
    <style:style style:name="P4" style:family="paragraph" style:parent-style-name="Standard">
      <style:text-properties fo:font-size="8pt" fo:language="ru" fo:country="RU" officeooo:rsid="0017cba6" officeooo:paragraph-rsid="0017cba6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1bb71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language="ru" fo:country="RU" officeooo:rsid="0016ec92" officeooo:paragraph-rsid="0016ec9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fo:language="ru" fo:country="RU" officeooo:rsid="001add2b" officeooo:paragraph-rsid="001add2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fo:language="ru" fo:country="RU" officeooo:rsid="001bb71e" officeooo:paragraph-rsid="001bb71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fo:language="ru" fo:country="RU" officeooo:rsid="001bbb1d" officeooo:paragraph-rsid="001bbb1d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f22f"/>
    </style:style>
    <style:style style:name="T3" style:family="text">
      <style:text-properties fo:language="en" fo:country="US" officeooo:rsid="001bbb1d"/>
    </style:style>
    <style:style style:name="T4" style:family="text">
      <style:text-properties fo:language="ru" fo:country="RU" officeooo:rsid="001a23c9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officeooo:rsid="0017f22f" style:font-size-asian="12pt" style:font-weight-asian="bold" style:font-size-complex="12pt" style:font-weight-complex="bold"/>
    </style:style>
    <style:style style:name="T7" style:family="text">
      <style:text-properties officeooo:rsid="0017f22f"/>
    </style:style>
    <style:style style:name="T8" style:family="text">
      <style:text-properties officeooo:rsid="001bb71e"/>
    </style:style>
    <style:style style:name="T9" style:family="text">
      <style:text-properties officeooo:rsid="001bbb1d"/>
    </style:style>
    <style:style style:name="T10" style:family="text">
      <style:text-properties officeooo:rsid="001e1416"/>
    </style:style>
    <style:style style:name="T11" style:family="text">
      <style:text-properties officeooo:rsid="001e2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5"/><text:tab/><text:tab/><text:tab/><text:tab/><text:tab/>УТВЕРЖДАЮ</text:p>
      <text:p text:style-name="P1"><text:tab/><text:tab/><text:tab/><text:tab/><text:tab/><text:tab/><text:tab/><text:tab/><text:tab/><text:tab/>____________________</text:p>
      <text:p text:style-name="P2"><text:tab/><text:tab/><text:tab/><text:tab/><text:tab/><text:tab/><text:tab/><text:tab/><text:tab/><text:tab/> <text:s text:c="9"/>должность заказчика</text:p>
      <text:p text:style-name="P2"><text:tab/><text:tab/><text:tab/><text:tab/><text:tab/><text:tab/><text:tab/><text:tab/><text:tab/><text:tab/>______________________________</text:p>
      <text:p text:style-name="P2"><text:tab/> <text:s text:c="172"/><text:span text:style-name="T7">подпись, Ф.И.О.</text:span></text:p>
      <text:p text:style-name="P2"><text:tab/><text:tab/><text:tab/><text:tab/><text:tab/><text:tab/><text:tab/><text:tab/><text:tab/><text:tab/>«____»__________________<text:span text:style-name="T1">20____</text:span>г.</text:p>
      <text:p text:style-name="P2"/>
      <text:p text:style-name="P3"><text:span text:style-name="T6">ДЕФЕКТНЫЙ АКТ</text:span></text:p>
      <text:p text:style-name="P2"/>
      <text:p text:style-name="P2"><text:span text:style-name="T5">Город</text:span>_______________ <text:s text:c="2"/><text:tab/><text:tab/><text:tab/><text:tab/><text:tab/><text:tab/><text:tab/><text:tab/>«____»__________________<text:span text:style-name="T2">20____</text:span><text:span text:style-name="T7">г.</text:span> <text:s text:c="33"/><text:span text:style-name="T7"><text:s/></text:span></text:p>
      <text:p text:style-name="P2"/>
      <text:p text:style-name="P2"/>
      <text:p text:style-name="P2">____________________________________________________________________________________________________________________________</text:p>
      <text:p text:style-name="P2"><text:s text:c="58"/><text:tab/><text:tab/>наименование объекта, почтовый адрес</text:p>
      <text:p text:style-name="P2"/>
      <text:p text:style-name="P2">____________________________________________________________________________________________________________________________</text:p>
      <text:p text:style-name="P2"><text:tab/><text:tab/><text:tab/><text:tab/> <text:s text:c="21"/>основание для составления акта</text:p>
      <text:p text:style-name="P2"/>
      <text:p text:style-name="P2"/>
      <text:p text:style-name="P2">При осмотре установлены следующие дефекты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7">Место дефекта(конструкция, <text:s text:c="7"/>элемент, помещение)</text:p>
          </table:table-cell>
          <table:table-cell table:style-name="Table1.A1" office:value-type="string">
            <text:p text:style-name="P7">Наименование,</text:p>
            <text:p text:style-name="P7">вид дефекта</text:p>
          </table:table-cell>
          <table:table-cell table:style-name="Table1.A1" office:value-type="string">
            <text:p text:style-name="P7">Ед.изм.</text:p>
          </table:table-cell>
          <table:table-cell table:style-name="Table1.A1" office:value-type="string">
            <text:p text:style-name="P7">Количество</text:p>
          </table:table-cell>
          <table:table-cell table:style-name="Table1.E1" office:value-type="string">
            <text:p text:style-name="P7">Рекомендации</text:p>
            <text:p text:style-name="P7">по устранению дефекта</text:p>
          </table:table-cell>
        </table:table-row>
        <table:table-row>
          <table:table-cell table:style-name="Table1.A2" office:value-type="string">
            <text:p text:style-name="P5"><text:s/><text:span text:style-name="T4">Редукционная головка </text:span></text:p>
          </table:table-cell>
          <table:table-cell table:style-name="Table1.A2" office:value-type="string">
            <text:p text:style-name="P8">Не оборудована <text:s/>клапанами запорными <text:s text:c="2"/>для входного и выходного давления <text:span text:style-name="T8">под измерительные преобразователи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>3шт</text:p>
          </table:table-cell>
          <table:table-cell table:style-name="Table1.E2" office:value-type="string">
            <text:p text:style-name="P9">Замена редукционной головки <text:span text:style-name="T10">схема обвязки не соответствует и не оборудована клапанами запорными </text:span></text:p>
          </table:table-cell>
        </table:table-row>
        <table:table-row>
          <table:table-cell table:style-name="Table1.A2" office:value-type="string">
            <text:p text:style-name="P6"><text:span text:style-name="T4">Редукционная головка </text:span></text:p>
          </table:table-cell>
          <table:table-cell table:style-name="Table1.A2" office:value-type="string">
            <text:p text:style-name="P9">Не предусмотрено для установки <text:span text:style-name="T9">электронного </text:span><text:span text:style-name="T3">у</text:span><text:span text:style-name="T9">ровнемера </text:span>(<text:span text:style-name="T3">Rochester</text:span>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1шт</text:p>
          </table:table-cell>
          <table:table-cell table:style-name="Table1.E2" office:value-type="string">
            <text:p text:style-name="P10">Замена редукционной</text:p>
            <text:p text:style-name="P10">головки <text:span text:style-name="T11">не имеет штуцера для электронного уровнемера с датчиком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Члены комиссии:</text:p>
      <text:p text:style-name="P2"/>
      <text:p text:style-name="P2">Представитель заказчика</text:p>
      <text:p text:style-name="P2"/>
      <text:p text:style-name="P2"/>
      <text:p text:style-name="P2"/>
      <text:p text:style-name="P2">_____________________________ <text:s text:c="5"/>____________________________________________________________________________________________</text:p>
      <text:p text:style-name="P4"><text:s text:c="18"/>должность <text:s text:c="33"/><text:tab/><text:tab/><text:tab/><text:tab/>подпись, инициалы, фамилия</text:p>
      <text:p text:style-name="P2"/>
      <text:p text:style-name="P2">_____________________________ <text:s text:c="5"/>____________________________________________________________________________________________</text:p>
      <text:p text:style-name="P4"><text:tab/>должность<text:tab/><text:tab/><text:tab/><text:tab/><text:tab/>подпись, инициалы, фамилия</text:p>
      <text:p text:style-name="P4"/>
      <text:p text:style-name="P4"/>
      <text:p text:style-name="P4">Представитель проектировщика</text:p>
      <text:p text:style-name="P4">(организация, проводившая обследование)</text:p>
      <text:p text:style-name="P4"/>
      <text:p text:style-name="P4"/>
      <text:p text:style-name="P4">_____________________________ <text:s text:c="5"/>____________________________________________________________________________________________</text:p>
      <text:p text:style-name="P4"><text:tab/>должность <text:tab/><text:tab/><text:tab/><text:tab/><text:tab/>подпись, инициалы, фамилия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08:47:54.946000000</meta:creation-date>
    <dc:date>2020-09-22T11:11:55.012000000</dc:date>
    <meta:editing-duration>PT28M15S</meta:editing-duration>
    <meta:editing-cycles>3</meta:editing-cycles>
    <meta:generator>LibreOffice/6.2.3.2$Windows_X86_64 LibreOffice_project/aecc05fe267cc68dde00352a451aa867b3b546ac</meta:generator>
    <meta:document-statistic meta:table-count="1" meta:image-count="0" meta:object-count="0" meta:page-count="1" meta:paragraph-count="39" meta:word-count="115" meta:character-count="2158" meta:non-whitespace-character-count="1561"/>
  </office:meta>
</office:document-meta>
</file>